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Compte-rendu de TP n°1 SDD</text:p>
      <text:p text:style-name="P2"/>
      <text:p text:style-name="P4"/>
      <text:p text:style-name="P4"/>
      <text:p text:style-name="P4"/>
      <text:p text:style-name="P9">I°) Sujet du tp:</text:p>
      <text:p text:style-name="P9"/>
      <text:p text:style-name="P5">Il s'agit de réaliser un petit outil permettant la gestion de news à partir d'une liste chaînée. La structure de chaque message est de la forme:</text:p>
      <text:list text:style-name="L1">
        <text:list-item>
          <text:p text:style-name="P6">Date de début de validité du message (gérée en entier sous la forme aaaammjj</text:p>
        </text:list-item>
        <text:list-item>
          <text:p text:style-name="P6">Date de fin de validité du message (même forme)</text:p>
        </text:list-item>
        <text:list-item>
          <text:p text:style-name="P6">Texte du message (Maximum 100 caractères)</text:p>
        </text:list-item>
        <text:list-item>
          <text:p text:style-name="P6">Pointeur vers le message suivant.</text:p>
        </text:list-item>
      </text:list>
      <text:p text:style-name="P5"/>
      <text:p text:style-name="P5">Les données permettant de créer la liste chaînée sont lues dans un fichier, à raison d'une ligne par message</text:p>
      <text:p text:style-name="P8">Important: la liste est triée sur la date de début. Dans le fichier d'entrée les messages ne sont pas triés.</text:p>
      <text:p text:style-name="P8"><text:span text:style-name="T1">Le fichier est sans erreur.</text:span></text:p>
      <text:p text:style-name="P8"><text:span text:style-name="T1"/></text:p>
      <text:p text:style-name="P8"><text:span text:style-name="T3">II°)Code source commenté:</text:span></text:p>
      <text:p text:style-name="P8"><text:span text:style-name="T6"/></text:p>
      <text:p text:style-name="P8"><text:span text:style-name="T1">Fourni en fin de compte rendu.</text:span></text:p>
      <text:p text:style-name="P8"><text:span text:style-name="T1"/></text:p>
      <text:p text:style-name="P8"><text:span text:style-name="T3">III°)Compilation.</text:span></text:p>
      <text:p text:style-name="P8"><text:span text:style-name="T3"/></text:p>
      <text:p text:style-name="P8"><text:span text:style-name="T1">Pour les traces d'éxecution, on a utilisé Débian 2.6 (LINUX):</text:span></text:p>
      <text:p text:style-name="P8"><text:span text:style-name="T1"/></text:p>
      <text:p text:style-name="P5">gcc tp1.c -o tp1 -Wall -ansi -pedantic</text:p>
      <text:p text:style-name="P5">ls</text:p>
      <text:p text:style-name="P5"><text:s text:c="2"/>makefile.sh <text:s/>news.dat <text:s/>tp1 <text:s/>tp1.c <text:s/>tp1.h <text:s/>uneligne.dat<text:tab/>vide.dat</text:p>
      <text:p text:style-name="P4"/>
      <text:p text:style-name="P5">Le code produit respecte donc la norme ansi du C.</text:p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IV°)Trace &amp; cas particulier:</text:p>
      <text:p text:style-name="P10"/>
      <text:p text:style-name="P8">Les fichiers passés en entrée pour tester certains cas particulier sont donnés en annexe à la fin du compte-rendu</text:p>
      <text:p text:style-name="P8"/>
      <text:p text:style-name="P3">Important: pour qu'un fichier message soit valide, il faut une ligne vide à la fin du texte.</text:p>
      <text:p text:style-name="P3"/>
      <text:p text:style-name="P3">Fonction de création de la liste chaînée:</text:p>
      <text:p text:style-name="P4"/>
      <text:p text:style-name="P4">Fonctionnement normal avec le fichier news.dat:</text:p>
      <text:p text:style-name="P5"/>
      <text:p text:style-name="P5">Ouverture du fichier</text:p>
      <text:p text:style-name="P5">Lecture dans le fichier</text:p>
      <text:p text:style-name="P5"/>
      <text:p text:style-name="P5">date de debut: 19890218 </text:p>
      <text:p text:style-name="P5">date de fin <text:s/>: 19910317 </text:p>
      <text:p text:style-name="P5">Message <text:s text:c="5"/>: annee de transition </text:p>
      <text:p text:style-name="P5"/>
      <text:p text:style-name="P5">---------------------------------</text:p>
      <text:p text:style-name="P5">---------------------------------</text:p>
      <text:p text:style-name="P5">date de debut: 19980501 </text:p>
      <text:p text:style-name="P5">date de fin <text:s/>: 19990506 </text:p>
      <text:p text:style-name="P5">Message <text:s text:c="5"/>: promotion isima 1999 </text:p>
      <text:p text:style-name="P5"/>
      <text:p text:style-name="P5">---------------------------------</text:p>
      <text:p text:style-name="P5">---------------------------------</text:p>
      <text:p text:style-name="P5">date de debut: 20011129 </text:p>
      <text:p text:style-name="P5">date de fin <text:s/>: 20011130 </text:p>
      <text:p text:style-name="P5">Message <text:s text:c="5"/>: cours de SDD le lundi </text:p>
      <text:p text:style-name="P5"/>
      <text:p text:style-name="P5">---------------------------------</text:p>
      <text:p text:style-name="P5">---------------------------------</text:p>
      <text:p text:style-name="P5">date de debut: 20030401 </text:p>
      <text:p text:style-name="P5">date de fin <text:s/>: 20050401 </text:p>
      <text:p text:style-name="P5">Message <text:s text:c="5"/>: championnat FFSU </text:p>
      <text:p text:style-name="P5"/>
      <text:p text:style-name="P5">---------------------------------</text:p>
      <text:p text:style-name="P5">---------------------------------</text:p>
      <text:p text:style-name="P5">date de debut: 20030401 </text:p>
      <text:p text:style-name="P5">date de fin <text:s/>: 20040401 </text:p>
      <text:p text:style-name="P5">Message <text:s text:c="5"/>: contrat de travail de X </text:p>
      <text:p text:style-name="P5"/>
      <text:p text:style-name="P5">---------------------------------</text:p>
      <text:p text:style-name="P5"><text:soft-page-break/>---------------------------------</text:p>
      <text:p text:style-name="P5">date de debut: 20070326 </text:p>
      <text:p text:style-name="P5">date de fin <text:s/>: 20102806 </text:p>
      <text:p text:style-name="P5">Message <text:s text:c="5"/>: partenariat universite brazil </text:p>
      <text:p text:style-name="P5"/>
      <text:p text:style-name="P5">---------------------------------</text:p>
      <text:p text:style-name="P5">---------------------------------</text:p>
      <text:p text:style-name="P5">date de debut: 20070810 </text:p>
      <text:p text:style-name="P5">date de fin <text:s/>: 20091201 </text:p>
      <text:p text:style-name="P5">Message <text:s text:c="5"/>: renovation du reseau </text:p>
      <text:p text:style-name="P5"/>
      <text:p text:style-name="P5">---------------------------------</text:p>
      <text:p text:style-name="P5">---------------------------------</text:p>
      <text:p text:style-name="P5">date de debut: 20080801 </text:p>
      <text:p text:style-name="P5">date de fin <text:s/>: 20120501 </text:p>
      <text:p text:style-name="P5">Message <text:s text:c="5"/>: entree sortie de l isima de Y </text:p>
      <text:p text:style-name="P5"/>
      <text:p text:style-name="P5">---------------------------------</text:p>
      <text:p text:style-name="P5">---------------------------------</text:p>
      <text:p text:style-name="P5">date de debut: 20100609 </text:p>
      <text:p text:style-name="P5">date de fin <text:s/>: 20130809 </text:p>
      <text:p text:style-name="P5">Message <text:s text:c="5"/>: validite par le cti </text:p>
      <text:p text:style-name="P5"/>
      <text:p text:style-name="P5">On remarque que la liste est bien triée selon la date de début.</text:p>
      <text:p text:style-name="P5"/>
      <text:p text:style-name="P4">Fonctionnement avec un fichier vide:</text:p>
      <text:p text:style-name="P4"/>
      <text:p text:style-name="P5">Ouverture du fichier</text:p>
      <text:p text:style-name="P5">Lecture dans le fichier</text:p>
      <text:p text:style-name="P5">----------------------TP1SDD----------------------</text:p>
      <text:p text:style-name="P5">-----------------------MENU-----------------------</text:p>
      <text:p text:style-name="P5">1) modification des dates de debut dans un message</text:p>
      <text:p text:style-name="P5">2) affichage des news d'actualite</text:p>
      <text:p text:style-name="P5">3) suppression des news obsoletes</text:p>
      <text:p text:style-name="P5">4) recherche de news par motif</text:p>
      <text:p text:style-name="P5">5) sauvegarde de la liste chainee dans un fichier</text:p>
      <text:p text:style-name="P5">6) affichage de la liste chainee</text:p>
      <text:p text:style-name="P5">autre : sortie du programme</text:p>
      <text:p text:style-name="P5">6</text:p>
      <text:p text:style-name="P5">----------------------TP1SDD----------------------</text:p>
      <text:p text:style-name="P5">-----------------------MENU-----------------------</text:p>
      <text:p text:style-name="P5">1) modification des dates de debut dans un message</text:p>
      <text:p text:style-name="P5">2) affichage des news d'actualite</text:p>
      <text:p text:style-name="P5">3) suppression des news obsoletes</text:p>
      <text:p text:style-name="P5">4) recherche de news par motif</text:p>
      <text:p text:style-name="P5"><text:soft-page-break/>5) sauvegarde de la liste chainee dans un fichier</text:p>
      <text:p text:style-name="P5">6) affichage de la liste chainee</text:p>
      <text:p text:style-name="P5">autre : sortie du programme</text:p>
      <text:p text:style-name="P5">0</text:p>
      <text:p text:style-name="P5"/>
      <text:p text:style-name="P5">On a donc une liste vide.</text:p>
      <text:p text:style-name="P5"/>
      <text:p text:style-name="P4">Fonctionnement avec un fichier de une ligne:</text:p>
      <text:p text:style-name="P4"/>
      <text:p text:style-name="P5">Ouverture du fichier</text:p>
      <text:p text:style-name="P5">Lecture dans le fichier</text:p>
      <text:p text:style-name="P5"/>
      <text:p text:style-name="P5">date de début: 20030401 </text:p>
      <text:p text:style-name="P5">date de fin <text:s/>: 20040401 </text:p>
      <text:p text:style-name="P5">Message <text:s text:c="5"/>: contrat de travail de X </text:p>
      <text:p text:style-name="P5"/>
      <text:p text:style-name="P3">Programme principal:</text:p>
      <text:p text:style-name="P3"/>
      <text:p text:style-name="P4">fichier non existant:</text:p>
      <text:p text:style-name="P4"/>
      <text:p text:style-name="P5">./tp1 bidon.dat</text:p>
      <text:p text:style-name="P5">Ouverture du fichier</text:p>
      <text:p text:style-name="P5">ouverture du fichier impossible</text:p>
      <text:p text:style-name="P5"/>
      <text:p text:style-name="P4">Paramètre manquant:</text:p>
      <text:p text:style-name="P4"/>
      <text:p text:style-name="P5"><text:s/>./tp1</text:p>
      <text:p text:style-name="P5">souci avec l'argument passe en paramètre </text:p>
      <text:p text:style-name="P5"/>
      <text:p text:style-name="P3">Sauvegarde SDD:</text:p>
      <text:p text:style-name="P3"/>
      <text:p text:style-name="P4">Sauvegarde normale:</text:p>
      <text:p text:style-name="P4"/>
      <text:p text:style-name="P5">./tp1 news.dat</text:p>
      <text:p text:style-name="P5">Ouverture du fichier</text:p>
      <text:p text:style-name="P5">Lecture dans le fichier</text:p>
      <text:p text:style-name="P5">----------------------TP1SDD----------------------</text:p>
      <text:p text:style-name="P5">-----------------------MENU-----------------------</text:p>
      <text:p text:style-name="P5">1) modification des dates de debut dans un message</text:p>
      <text:p text:style-name="P5">2) affichage des news d'actualite</text:p>
      <text:p text:style-name="P5">3) suppression des news obsoletes</text:p>
      <text:p text:style-name="P5">4) recherche de news par motif</text:p>
      <text:p text:style-name="P5">5) sauvegarde de la liste chainee dans un fichier</text:p>
      <text:p text:style-name="P5">6) affichage de la liste chainee</text:p>
      <text:p text:style-name="P5">autre : sortie du programme</text:p>
      <text:p text:style-name="P5"><text:soft-page-break/>5</text:p>
      <text:p text:style-name="P5">sauvegarde de la structure dans un fichier</text:p>
      <text:p text:style-name="P5">nom du fichier de sauvegarde de la structure</text:p>
      <text:p text:style-name="P5">sauv_news.txt</text:p>
      <text:p text:style-name="P5"/>
      <text:p text:style-name="P5">Le fichier résultat est dans l'annexe.</text:p>
      <text:p text:style-name="P5"/>
      <text:p text:style-name="P4">Sauvegarde liste vide:</text:p>
      <text:p text:style-name="P4"/>
      <text:p text:style-name="P5"><text:s/>./tp1 vide.dat</text:p>
      <text:p text:style-name="P5">Ouverture du fichier</text:p>
      <text:p text:style-name="P5">Lecture dans le fichier</text:p>
      <text:p text:style-name="P5"/>
      <text:p text:style-name="P5">sauvegarde de la structure dans un fichier</text:p>
      <text:p text:style-name="P5">nom du fichier de sauvegarde de la structure</text:p>
      <text:p text:style-name="P5">sauv_vide</text:p>
      <text:p text:style-name="P5"/>
      <text:p text:style-name="P5">/*commande BASH*/</text:p>
      <text:p text:style-name="P5">?&gt; cat sauv_vide </text:p>
      <text:p text:style-name="P5">?&gt;</text:p>
      <text:p text:style-name="P5"/>
      <text:p text:style-name="P5">On retrouve bien un fichier vide</text:p>
      <text:p text:style-name="P5"/>
      <text:p text:style-name="P3">Affichage des News à jour:</text:p>
      <text:p text:style-name="P3"/>
      <text:p text:style-name="P4">fonctionnement normal: (avec le fichier news.dat)</text:p>
      <text:p text:style-name="P4"/>
      <text:p text:style-name="P5">Ouverture du fichier</text:p>
      <text:p text:style-name="P5">Lecture dans le fichier</text:p>
      <text:p text:style-name="P5"/>
      <text:p text:style-name="P5">affichage des news d'actualite</text:p>
      <text:p text:style-name="P5">date de debut: 20070326 </text:p>
      <text:p text:style-name="P5">date de fin <text:s/>: 20102806 </text:p>
      <text:p text:style-name="P5">Message <text:s text:c="5"/>: partenariat universite brazil </text:p>
      <text:p text:style-name="P5"/>
      <text:p text:style-name="P5">---------------------------------</text:p>
      <text:p text:style-name="P5">---------------------------------</text:p>
      <text:p text:style-name="P5">date de debut: 20080801 </text:p>
      <text:p text:style-name="P5">date de fin <text:s/>: 20120501 </text:p>
      <text:p text:style-name="P5">Message <text:s text:c="5"/>: entree sortie de l isima de Y </text:p>
      <text:p text:style-name="P5"/>
      <text:p text:style-name="P3">Effacement des messages obsolètes:</text:p>
      <text:p text:style-name="P3"/>
      <text:p text:style-name="P4">cas normal: (avec le fichier news.dat)</text:p>
      <text:p text:style-name="P4"/>
      <text:p text:style-name="P5"><text:soft-page-break/>Ouverture du fichier</text:p>
      <text:p text:style-name="P5">Lecture dans le fichier</text:p>
      <text:p text:style-name="P5"/>
      <text:p text:style-name="P5">Maintenant suppression des news obsoletes</text:p>
      <text:p text:style-name="P5"/>
      <text:p text:style-name="P5">affichage de la liste chainee</text:p>
      <text:p text:style-name="P5"/>
      <text:p text:style-name="P5">date de debut: 20070326 </text:p>
      <text:p text:style-name="P5">date de fin <text:s/>: 20102806 </text:p>
      <text:p text:style-name="P5">Message <text:s text:c="5"/>: partenariat universite brazil </text:p>
      <text:p text:style-name="P5"/>
      <text:p text:style-name="P5">---------------------------------</text:p>
      <text:p text:style-name="P5">---------------------------------</text:p>
      <text:p text:style-name="P5">date de debut: 20080801 </text:p>
      <text:p text:style-name="P5">date de fin <text:s/>: 20120501 </text:p>
      <text:p text:style-name="P5">Message <text:s text:c="5"/>: entree sortie de l isima de Y </text:p>
      <text:p text:style-name="P5"/>
      <text:p text:style-name="P5">---------------------------------</text:p>
      <text:p text:style-name="P5">---------------------------------</text:p>
      <text:p text:style-name="P5">date de debut: 20100609 </text:p>
      <text:p text:style-name="P5">date de fin <text:s/>: 20130809 </text:p>
      <text:p text:style-name="P5">Message <text:s text:c="5"/>: validite par le cti </text:p>
      <text:p text:style-name="P5"/>
      <text:p text:style-name="P4">cas aucune news valide : (avec le fichier vide.dat)</text:p>
      <text:p text:style-name="P4"/>
      <text:p text:style-name="P5">Ouverture du fichier</text:p>
      <text:p text:style-name="P5">Lecture dans le fichier</text:p>
      <text:p text:style-name="P5"/>
      <text:p text:style-name="P5">Maintenant suppression des news obsoletes</text:p>
      <text:p text:style-name="P5"/>
      <text:p text:style-name="P5">affichage de la liste chainee</text:p>
      <text:p text:style-name="P5"/>
      <text:p text:style-name="P5">on retrouve bien la liste vide.</text:p>
      <text:p text:style-name="P5"/>
      <text:p text:style-name="P5"/>
      <text:p text:style-name="P5"/>
      <text:p text:style-name="P3">MAJ de la date de début: (avec le fichier news.dat)</text:p>
      <text:p text:style-name="P3"/>
      <text:p text:style-name="P4">date non trouve:</text:p>
      <text:p text:style-name="P4"/>
      <text:p text:style-name="P5">Ouverture du fichier</text:p>
      <text:p text:style-name="P5">Lecture dans le fichier</text:p>
      <text:p text:style-name="P5"></text:p>
      <text:p text:style-name="P5">date du message a supprimer </text:p>
      <text:p text:style-name="P5">20000101</text:p>
      <text:p text:style-name="P5"><text:soft-page-break/>nouvelle date de début de message</text:p>
      <text:p text:style-name="P5">20001010</text:p>
      <text:p text:style-name="P5">le message a la date 20000101 n'existe pas </text:p>
      <text:p text:style-name="P5"/>
      <text:p text:style-name="P4">date trouve:</text:p>
      <text:p text:style-name="P4"/>
      <text:p text:style-name="P5">date du message a supprimer </text:p>
      <text:p text:style-name="P5">20070326</text:p>
      <text:p text:style-name="P5">nouvelle date de debut de message</text:p>
      <text:p text:style-name="P5">20030306</text:p>
      <text:p text:style-name="P5"/>
      <text:p text:style-name="P5">date de debut: 19890218 </text:p>
      <text:p text:style-name="P5">date de fin <text:s/>: 19910317 </text:p>
      <text:p text:style-name="P5">Message <text:s text:c="5"/>: annee de transition </text:p>
      <text:p text:style-name="P5"></text:p>
      <text:p text:style-name="P5">---------------------------------</text:p>
      <text:p text:style-name="P5">---------------------------------</text:p>
      <text:p text:style-name="P5">date de debut: 19980501 </text:p>
      <text:p text:style-name="P5">date de fin <text:s/>: 19990506 </text:p>
      <text:p text:style-name="P5">Message <text:s text:c="5"/>: promotion isima 1999 </text:p>
      <text:p text:style-name="P5"></text:p>
      <text:p text:style-name="P5">---------------------------------</text:p>
      <text:p text:style-name="P5">---------------------------------</text:p>
      <text:p text:style-name="P5">date de debut: 20011129 </text:p>
      <text:p text:style-name="P5">date de fin <text:s/>: 20011130 </text:p>
      <text:p text:style-name="P5">Message <text:s text:c="5"/>: cours de SDD le lundi </text:p>
      <text:p text:style-name="P4"></text:p>
      <text:p text:style-name="P5">---------------------------------</text:p>
      <text:p text:style-name="P5">---------------------------------</text:p>
      <text:p text:style-name="P5">date de debut: 20030306 </text:p>
      <text:p text:style-name="P5">date de fin <text:s/>: 20102806 </text:p>
      <text:p text:style-name="P5">Message <text:s text:c="5"/>: partenariat universite brazil </text:p>
      <text:p text:style-name="P5"></text:p>
      <text:p text:style-name="P5">---------------------------------</text:p>
      <text:p text:style-name="P5">---------------------------------</text:p>
      <text:p text:style-name="P5">date de debut: 20030401 </text:p>
      <text:p text:style-name="P5">date de fin <text:s/>: 20050401 </text:p>
      <text:p text:style-name="P5">Message <text:s text:c="5"/>: championnat FFSU </text:p>
      <text:p text:style-name="P5"></text:p>
      <text:p text:style-name="P5">---------------------------------</text:p>
      <text:p text:style-name="P5">---------------------------------</text:p>
      <text:p text:style-name="P5">date de debut: 20030401 </text:p>
      <text:p text:style-name="P5">date de fin <text:s/>: 20040401 </text:p>
      <text:p text:style-name="P5">Message <text:s text:c="5"/>: contrat de travail de X </text:p>
      <text:p text:style-name="P5"></text:p>
      <text:p text:style-name="P5"><text:soft-page-break/>---------------------------------</text:p>
      <text:p text:style-name="P5">---------------------------------</text:p>
      <text:p text:style-name="P5">date de debut: 20070810 </text:p>
      <text:p text:style-name="P5">date de fin <text:s/>: 20091201 </text:p>
      <text:p text:style-name="P5">Message <text:s text:c="5"/>: renovation du reseau </text:p>
      <text:p text:style-name="P5"></text:p>
      <text:p text:style-name="P5">---------------------------------</text:p>
      <text:p text:style-name="P5">---------------------------------</text:p>
      <text:p text:style-name="P5">date de debut: 20080801 </text:p>
      <text:p text:style-name="P5">date de fin <text:s/>: 20120501 </text:p>
      <text:p text:style-name="P5">Message <text:s text:c="5"/>: entree sortie de l isima de Y </text:p>
      <text:p text:style-name="P5"></text:p>
      <text:p text:style-name="P5">---------------------------------</text:p>
      <text:p text:style-name="P5">---------------------------------</text:p>
      <text:p text:style-name="P5">date de debut: 20100609 </text:p>
      <text:p text:style-name="P5">date de fin <text:s/>: 20130809 </text:p>
      <text:p text:style-name="P5">Message <text:s text:c="5"/>: validite par le cti </text:p>
      <text:p text:style-name="P5"></text:p>
      <text:p text:style-name="P5">Donc la date a bien été modifié et le bloc a été déplacé à sa nouvelle place.</text:p>
      <text:p text:style-name="P5"/>
      <text:p text:style-name="P4">Date multiple:</text:p>
      <text:p text:style-name="P4"/>
      <text:p text:style-name="P5">date du message a supprimer </text:p>
      <text:p text:style-name="P5">20030401</text:p>
      <text:p text:style-name="P5">nouvelle date de debut de message</text:p>
      <text:p text:style-name="P5">20010204 <text:s/></text:p>
      <text:p text:style-name="P5">....</text:p>
      <text:p text:style-name="P5">date de debut: 20010204  <text:s text:c="3"/>/*j'ai affiché que les blocs auxquels on a modifié la date*/</text:p>
      <text:p text:style-name="P5">date de fin <text:s/>: 20040401 </text:p>
      <text:p text:style-name="P5">Message <text:s text:c="5"/>: contrat de travail de X </text:p>
      <text:p text:style-name="P5"></text:p>
      <text:p text:style-name="P5">---------------------------------</text:p>
      <text:p text:style-name="P5">---------------------------------</text:p>
      <text:p text:style-name="P5">date de debut: 20010204 </text:p>
      <text:p text:style-name="P5">date de fin <text:s/>: 20050401 </text:p>
      <text:p text:style-name="P5">Message <text:s text:c="5"/>: championnat FFSU </text:p>
      <text:p text:style-name="P5"></text:p>
      <text:p text:style-name="P4">Date la plus ancienne:</text:p>
      <text:p text:style-name="P4"/>
      <text:p text:style-name="P4"/>
      <text:p text:style-name="P5">date du message a supprimer </text:p>
      <text:p text:style-name="P5">20100609</text:p>
      <text:p text:style-name="P5">nouvelle date de debut de message</text:p>
      <text:p text:style-name="P5">20110609</text:p>
      <text:p text:style-name="P5"/>
      <text:p text:style-name="P5"><text:soft-page-break/>date de debut: 20110609 </text:p>
      <text:p text:style-name="P5">date de fin <text:s/>: 20130809 </text:p>
      <text:p text:style-name="P5">Message <text:s text:c="5"/>: validite par le cti </text:p>
      <text:p text:style-name="P5"></text:p>
      <text:p text:style-name="P3">Recherche de motif<text:span text:style-name="T1">(</text:span>avec le fichier news.dat)</text:p>
      <text:p text:style-name="P3"/>
      <text:p text:style-name="P4">Motif non trouve:</text:p>
      <text:p text:style-name="P5"/>
      <text:p text:style-name="P5">./tp1 news.dat </text:p>
      <text:p text:style-name="P5">Ouverture du fichier</text:p>
      <text:p text:style-name="P5">Lecture dans le fichier</text:p>
      <text:p text:style-name="P5"></text:p>
      <text:p text:style-name="P5">lecture du motif</text:p>
      <text:p text:style-name="P5">maxime</text:p>
      <text:p text:style-name="P4"/>
      <text:p text:style-name="P4"/>
      <text:p text:style-name="P5">On retrouve bien la liste vide.</text:p>
      <text:p text:style-name="P5"/>
      <text:p text:style-name="P4">Motif trouve:</text:p>
      <text:p text:style-name="P4"/>
      <text:p text:style-name="P4"/>
      <text:p text:style-name="P5">./tp1 news.dat </text:p>
      <text:p text:style-name="P5">Ouverture du fichier</text:p>
      <text:p text:style-name="P5">Lecture dans le fichier</text:p>
      <text:p text:style-name="P5"></text:p>
      <text:p text:style-name="P5">lecture du motif</text:p>
      <text:p text:style-name="P5">isima</text:p>
      <text:p text:style-name="P5">date de debut: 19980501 </text:p>
      <text:p text:style-name="P5">date de fin <text:s/>: 19990506 </text:p>
      <text:p text:style-name="P5">Message <text:s text:c="5"/>: promotion isima 1999 </text:p>
      <text:p text:style-name="P5"></text:p>
      <text:p text:style-name="P5">---------------------------------</text:p>
      <text:p text:style-name="P5">---------------------------------</text:p>
      <text:p text:style-name="P5">date de debut: 20080801 </text:p>
      <text:p text:style-name="P5">date de fin <text:s/>: 20120501 </text:p>
      <text:p text:style-name="P5">Message <text:s text:c="5"/>: entree sortie de l isima de Y </text:p>
      <text:p text:style-name="P5"></text:p>
      <text:p text:style-name="P5">---------------------------------</text:p>
      <text:p text:style-name="P5"/>
      <text:p text:style-name="P3">FIN DE LA TRACE.</text:p>
      <text:p text:style-name="P3"/>
      <text:p text:style-name="P3"/>
      <text:p text:style-name="P3"/>
      <text:p text:style-name="P3"/>
      <text:p text:style-name="P3"/>
      <text:p text:style-name="P10"><text:soft-page-break/></text:p>
      <text:p text:style-name="P10">V°) Rapport sur les fuites de memoires:</text:p>
      <text:p text:style-name="P10"/>
      <text:p text:style-name="P8">On utilisera l'utilitaire valgrind:</text:p>
      <text:p text:style-name="P8"/>
      <text:p text:style-name="P5">Pour cela on aura appeler au moins une fois chaque fonction.</text:p>
      <text:p text:style-name="P5"/>
      <text:p text:style-name="P5">==4183== malloc/free: in use at exit: 0 bytes in 0 blocks.</text:p>
      <text:p text:style-name="P5">==4183== malloc/free: 41 allocs, 41 frees, 2,821 bytes allocated.</text:p>
      <text:p text:style-name="P5">==4183== For counts of detected errors, rerun with: -v</text:p>
      <text:p text:style-name="P5">==4183== All heap blocks were freed -- no leaks are possible.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scourbi</meta:initial-creator>
    <meta:creation-date>2010-03-13T09:26:22</meta:creation-date>
    <dc:creator>escourbi</dc:creator>
    <dc:date>2010-03-13T11:34:08</dc:date>
    <meta:editing-cycles>6</meta:editing-cycles>
    <meta:editing-duration>PT2H7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303" meta:word-count="1199" meta:character-count="9150"/>
  </office:meta>
</office:document-meta>
</file>